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start mysql-ferremas</text:p>
      <text:p text:style-name="Standard"/>
      <text:p text:style-name="Standard">docker start ferremas-app</text:p>
      <text:p text:style-name="Standard"/>
      <text:p text:style-name="Standard"/>
      <text:p text:style-name="Standard">docker ps</text:p>
      <text:p text:style-name="Standard"/>
      <text:p text:style-name="Standard"/>
      <text:p text:style-name="Preformatted_20_Text"><text:span text:style-name="Source_20_Text">{</text:span></text:p>
      <text:p text:style-name="Preformatted_20_Text"><text:span text:style-name="Source_20_Text"><text:s text:c="4"/>"codigoSku": "HM-UNG-G16-TRP",</text:span></text:p>
      <text:p text:style-name="Preformatted_20_Text"><text:span text:style-name="Source_20_Text"><text:s text:c="4"/>"nombre": "Martillo de Uña Mango de Goma 16 oz.",</text:span></text:p>
      <text:p text:style-name="Preformatted_20_Text"><text:span text:style-name="Source_20_Text"><text:s text:c="4"/>"descripcion": "Martillo de uña clásico con cabeza de acero forjado de 16 onzas (450g) y mango de goma antideslizante para un agarre cómodo y seguro. Ideal para trabajos de carpintería y construcción en general.",</text:span></text:p>
      <text:p text:style-name="Preformatted_20_Text"><text:span text:style-name="Source_20_Text"><text:s text:c="4"/>"precioUnitario": 12990.00,</text:span></text:p>
      <text:p text:style-name="Preformatted_20_Text"><text:span text:style-name="Source_20_Text"><text:s text:c="4"/>"stock": 75,</text:span></text:p>
      <text:p text:style-name="Preformatted_20_Text"><text:span text:style-name="Source_20_Text"><text:s text:c="4"/>"categoria": "Herramientas Manuales"</text:span></text:p>
      <text:p text:style-name="P1"><text:span text:style-name="Source_20_Text">}</text:span></text:p>
      <text:list xml:id="list2455451236" text:style-name="L1">
        <text:list-header>
          <text:p text:style-name="P4"><text:span text:style-name="Source_20_Text"><text:span text:style-name="T1">POST</text:span></text:span></text:p>
          <text:p text:style-name="P4"><text:span text:style-name="Source_20_Text"><text:span text:style-name="T1">http://localhost:8080/api/productos</text:span></text:span></text:p>
        </text:list-header>
        <text:list-item>
          <text:p text:style-name="P4"><text:span text:style-name="Source_20_Text"><text:span text:style-name="T1">Pestaña Headers:</text:span></text:span></text:p>
          <text:list>
            <text:list-header>
              <text:p text:style-name="P5"><text:span text:style-name="Source_20_Text"><text:span text:style-name="T1">Content-Type: application/json </text:span></text:span></text:p>
            </text:list-header>
          </text:list>
        </text:list-item>
        <text:list-item>
          <text:p text:style-name="P4"><text:span text:style-name="Source_20_Text"><text:span text:style-name="T1">Pestaña "Body":</text:span></text:span></text:p>
          <text:list>
            <text:list-header>
              <text:p text:style-name="P5"><text:span text:style-name="Source_20_Text"><text:span text:style-name="T1">raw. </text:span></text:span></text:p>
              <text:p text:style-name="P5"><text:span text:style-name="Source_20_Text"><text:span text:style-name="T1">JSON </text:span></text:span></text:p>
            </text:list-header>
          </text:list>
        </text:list-item>
      </text:list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16:59.599691862</meta:creation-date>
    <dc:date>2025-05-15T16:20:12.512093244</dc:date>
    <meta:editing-duration>PT3M14S</meta:editing-duration>
    <meta:editing-cycles>1</meta:editing-cycles>
    <meta:document-statistic meta:table-count="0" meta:image-count="0" meta:object-count="0" meta:page-count="1" meta:paragraph-count="18" meta:word-count="77" meta:character-count="572" meta:non-whitespace-character-count="491"/>
    <meta:generator>LibreOffice/7.3.7.2$Linux_X86_64 LibreOffice_project/30$Build-2</meta:generator>
  </office:meta>
</office:document-meta>
</file>